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Neue" svg:font-family="HelveticaNeue"/>
    <style:font-face style:name="HelveticaNeue-Bold" svg:font-family="HelveticaNeue-Bol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keep-with-next="always"/>
    </style:style>
    <style:style style:name="P2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</style:style>
    <style:style style:name="P3" style:family="paragraph" style:parent-style-name="Standard" style:master-page-name="PM2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page-number="auto" fo:keep-with-next="always"/>
      <style:text-properties fo:color="#ee220b" loext:opacity="100%" style:font-name="HelveticaNeue-Bold" fo:font-size="16pt" fo:language="pl" fo:country="PL" fo:font-weight="bold" style:font-name-asian="HelveticaNeue-Bold" style:font-size-asian="16pt" style:font-weight-asian="bold" style:font-name-complex="HelveticaNeue-Bold" style:font-size-complex="16pt" style:font-weight-complex="bold"/>
    </style:style>
    <style:style style:name="P4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Neue" fo:font-size="12pt" fo:language="pl" fo:country="PL" style:font-name-asian="HelveticaNeue" style:font-size-asian="12pt" style:font-name-complex="HelveticaNeue" style:font-size-complex="12pt"/>
    </style:style>
    <style:style style:name="P5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Neue" fo:font-size="12pt" fo:language="pl" fo:country="PL" fo:font-weight="bold" style:font-name-asian="HelveticaNeue" style:font-size-asian="12pt" style:font-weight-asian="bold" style:font-name-complex="HelveticaNeue" style:font-size-complex="12pt" style:font-weight-complex="bold"/>
    </style:style>
    <style:style style:name="P6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Neue" fo:font-size="12pt" fo:language="pl" fo:country="PL" fo:font-weight="bold" officeooo:rsid="000e58c2" officeooo:paragraph-rsid="000e58c2" style:font-name-asian="HelveticaNeue" style:font-size-asian="12pt" style:font-weight-asian="bold" style:font-name-complex="HelveticaNeue" style:font-size-complex="12pt" style:font-weight-complex="bold"/>
    </style:style>
    <style:style style:name="P7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Neue" fo:font-size="12pt" fo:language="pl" fo:country="PL" fo:font-weight="normal" style:font-name-asian="HelveticaNeue" style:font-size-asian="12pt" style:font-weight-asian="normal" style:font-name-complex="HelveticaNeue" style:font-size-complex="12pt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Neue" fo:font-size="12pt" fo:font-weight="bold" style:font-name-asian="HelveticaNeue" style:font-size-asian="12pt" style:font-weight-asian="bold" style:font-name-complex="HelveticaNeue" style:font-size-complex="12pt" style:font-weight-complex="bold"/>
    </style:style>
    <style:style style:name="T1" style:family="text">
      <style:text-properties fo:color="#ee220b" loext:opacity="100%" style:font-name="HelveticaNeue-Bold" fo:font-size="16pt" fo:language="pl" fo:country="PL" fo:font-weight="bold" style:font-name-asian="HelveticaNeue-Bold" style:font-size-asian="16pt" style:font-weight-asian="bold" style:font-name-complex="HelveticaNeue-Bold" style:font-size-complex="16pt" style:font-weight-complex="bold"/>
    </style:style>
    <style:style style:name="T2" style:family="text">
      <style:text-properties fo:color="#000000" loext:opacity="100%" style:font-name="HelveticaNeue" fo:font-size="12pt" fo:language="pl" fo:country="PL" style:font-name-asian="HelveticaNeue" style:font-size-asian="12pt" style:font-name-complex="HelveticaNeue" style:font-size-complex="12pt"/>
    </style:style>
    <style:style style:name="T3" style:family="text">
      <style:text-properties fo:color="#000000" loext:opacity="100%" style:font-name="HelveticaNeue" fo:font-size="12pt" fo:language="pl" fo:country="PL" fo:font-weight="bold" style:font-name-asian="HelveticaNeue" style:font-size-asian="12pt" style:font-weight-asian="bold" style:font-name-complex="HelveticaNeue" style:font-size-complex="12pt" style:font-weight-complex="bold"/>
    </style:style>
    <style:style style:name="T4" style:family="text">
      <style:text-properties fo:color="#000000" loext:opacity="100%" style:font-name="HelveticaNeue" fo:font-size="12pt" fo:font-weight="bold" style:font-name-asian="HelveticaNeue" style:font-size-asian="12pt" style:font-weight-asian="bold" style:font-name-complex="HelveticaNeue" style:font-size-complex="12pt" style:font-weight-complex="bold"/>
    </style:style>
    <style:style style:name="T5" style:family="text">
      <style:text-properties officeooo:rsid="000e58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IT COMMAND</text:p>
      <text:p text:style-name="P2"/>
      <text:p text:style-name="P4">// list remote server</text:p>
      <text:p text:style-name="P8">git remote -v</text:p>
      <text:p text:style-name="P2"/>
      <text:p text:style-name="P4">// change remote server</text:p>
      <text:p text:style-name="P2"><text:span text:style-name="T4">git remote set-url origin </text:span><text:a xlink:type="simple" xlink:href="mailto:git@github.com" text:style-name="Internet_20_link" text:visited-style-name="Visited_20_Internet_20_Link">git@github.com</text:a><text:span text:style-name="T4">:rafiquee3/blog_js.git</text:span></text:p>
      <text:p text:style-name="P2"/>
      <text:p text:style-name="P4">// refresh ssh generated keys</text:p>
      <text:p text:style-name="P8">ssh-keyscan github.com &gt;&gt; ~/.ssh/known_hosts</text:p>
      <text:p text:style-name="P2"/>
      <text:p text:style-name="P4">// to see local branch</text:p>
      <text:p text:style-name="P8">git branch</text:p>
      <text:p text:style-name="P2"/>
      <text:p text:style-name="P4">// to see remote branch</text:p>
      <text:p text:style-name="P8">git branch -r</text:p>
      <text:p text:style-name="P2"/>
      <text:p text:style-name="P4">// create new branch</text:p>
      <text:p text:style-name="P8">git checkout -b my-branch-name</text:p>
      <text:p text:style-name="P2"/>
      <text:p text:style-name="P4">// change repo name</text:p>
      <text:p text:style-name="P8">git branch -M main</text:p>
      <text:p text:style-name="P2"/>
      <text:p text:style-name="P4">// download updated repo</text:p>
      <text:p text:style-name="P5">git pull origin main</text:p>
      <text:p text:style-name="P5"/>
      <text:p text:style-name="P7">//<text:span text:style-name="T5">force pull</text:span></text:p>
      <text:p text:style-name="P6">git pull --forc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Neue" svg:font-family="HelveticaNeue"/>
    <style:font-face style:name="HelveticaNeue-Bold" svg:font-family="HelveticaNeue-Bol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3" draw:style-name="Mdp1"/>
    <style:master-page style:name="End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dc:date>2023-01-20T13:46:04.722334177</dc:date>
    <meta:editing-duration>PT9M23S</meta:editing-duration>
    <meta:editing-cycles>1</meta:editing-cycles>
    <meta:document-statistic meta:table-count="0" meta:image-count="0" meta:object-count="0" meta:page-count="1" meta:paragraph-count="19" meta:word-count="72" meta:character-count="430" meta:non-whitespace-character-count="378"/>
  </office:meta>
</office:document-meta>
</file>